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MS Sans Serif" svg:font-family="'MS Sans Serif'"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
      <style:paragraph-properties fo:text-align="start" style:justify-single-word="false" style:text-autospace="none" style:writing-mode="lr-tb"/>
      <style:text-properties style:text-outline="false" style:text-line-through-style="none" style:font-name="MS Sans Serif" fo:font-size="10pt" fo:font-style="normal" fo:text-shadow="none" style:text-underline-style="none" fo:font-weight="normal" style:font-name-asian="MS Sans Serif" style:font-size-asian="10pt" style:font-style-asian="normal" style:font-weight-asian="normal" style:font-name-complex="MS Sans Serif" style:font-size-complex="10pt" style:font-style-complex="normal" style:font-weight-complex="normal" style:text-emphasize="none" style:text-overline-style="none" style:text-ov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
      <text:p text:style-name="P1">&lt;!DOCTYPE html PUBLIC "-//W3C//DTD XHTML 1.0 Transitional//EN" "http://www.w3.org/TR/xhtml1/DTD/xhtml1-transitional.dtd"&gt;</text:p>
      <text:p text:style-name="P1">&lt;html xmlns="http://www.w3.org/1999/xhtml"&gt;</text:p>
      <text:p text:style-name="P1">&lt;head&gt;</text:p>
      <text:p text:style-name="P1">&lt;meta http-equiv="Content-Type" content="text/html; charset=utf-8" /&gt;</text:p>
      <text:p text:style-name="P1">&lt;title&gt;Matching Vacancies&lt;/title&gt;</text:p>
      <text:p text:style-name="P1">&lt;style type="text/css"&gt;</text:p>
      <text:p text:style-name="P1">&lt;!--</text:p>
      <text:p text:style-name="P1">body {</text:p>
      <text:p text:style-name="P1"><text:tab/>margin-left: 0px;</text:p>
      <text:p text:style-name="P1"><text:tab/>margin-top: 0px;</text:p>
      <text:p text:style-name="P1"><text:tab/>margin-right: 0px;</text:p>
      <text:p text:style-name="P1"><text:tab/>margin-bottom: 0px;</text:p>
      <text:p text:style-name="P1">}</text:p>
      <text:p text:style-name="P1">--&gt;</text:p>
      <text:p text:style-name="P1">&lt;/style&gt;</text:p>
      <text:p text:style-name="P1"/>
      <text:p text:style-name="P1">&lt;script Language="Javascript" Src="http://www.teleportmyjob.com/_inte_pro/brtr.asp?ea=$JobseekerID&amp;pc=$PromoCode"&gt;</text:p>
      <text:p text:style-name="P1">&lt;!--</text:p>
      <text:p text:style-name="P1">//--&gt;</text:p>
      <text:p text:style-name="P1">&lt;/script&gt;</text:p>
      <text:p text:style-name="P1"/>
      <text:p text:style-name="P1">&lt;/head&gt;</text:p>
      <text:p text:style-name="P1"/>
      <text:p text:style-name="P1">&lt;body&gt;</text:p>
      <text:p text:style-name="P1"/>
      <text:p text:style-name="P1">&lt;table width="601" align="center" cellpadding="5" cellspacing="0" style="BORDER-RIGHT: #cccccc 1px solid; BORDER-TOP: #cccccc 1px solid; PADDING-LEFT: 14px; FONT-SIZE: 11px; BORDER-LEFT: #cccccc 1px solid; COLOR: #3b3b3b; LINE-HEIGHT: 16px; BORDER-BOTTOM: #cccccc 1px solid; FONT-FAMILY: Verdana, Arial, Helvetica, sans-serif"&gt;</text:p>
      <text:p text:style-name="P1"><text:s text:c="2"/>&lt;tr&gt; </text:p>
      <text:p text:style-name="P1"><text:s text:c="4"/>&lt;td width="599" align="left" valign="top"&gt;&lt;a href="http://www.teleportmyjob.com/_inte_pro/brtc1.asp?ea=$JobseekerID&amp;pc=$PromoCode&amp;lcode=TMJ_LOGO&amp;url=http://www.teleportmyjob.com/al2.aspx?jid=$JobseekerID%26ea=$Email%26type=reg" target="_blank"&gt;&lt;IMG alt=TeleportMyJob src="http://www.teleportmyjob.com/images/logo.jpg" border=0 &gt;&lt;/a&gt;&lt;/td&gt;</text:p>
      <text:p text:style-name="P1"><text:s text:c="2"/>&lt;/tr&gt;</text:p>
      <text:p text:style-name="P1"><text:s text:c="2"/>&lt;tr&gt; </text:p>
      <text:p text:style-name="P1"><text:s text:c="4"/>&lt;td bgcolor="#58c242" height="7" align="left" valign="top"&gt;&lt;/td&gt;</text:p>
      <text:p text:style-name="P1"><text:s text:c="2"/>&lt;/tr&gt;</text:p>
      <text:p text:style-name="P1"><text:s text:c="2"/>&lt;tr&gt; </text:p>
      <text:p text:style-name="P1"/>
      <text:p text:style-name="P1"><text:s text:c="4"/>&lt;td style="PADDING-RIGHT: 15px; PADDING-LEFT: 15px"&gt;Hi $Forename, &lt;br&gt;&lt;br&gt;</text:p>
      <text:p text:style-name="P1"/>
      <text:p text:style-name="P1">During the first half of this year, $63 billion worth of new construction contracts were awarded in the Gulf (GCC). The figure represents a 53% increase over the last six months of 2012, and forms part of the $1.5 trillion which is the estimated value of ongoing projects in the region.</text:p>
      <text:p text:style-name="P1">&lt;br&gt;&lt;br&gt;</text:p>
      <text:p text:style-name="P1"/>
      <text:p text:style-name="P1">&lt;b&gt;UAE&lt;/b&gt;&lt;bR&gt;</text:p>
      <text:p text:style-name="P1">A MEED report said the Expo is expected to generate more than 277,000 jobs across sectors like construction, hospitality, aviation and electricity. &lt;br&gt;</text:p>
      <text:p text:style-name="P1">This is at a time when Business Monitor International put the current value of UAE's construction industry at ~$41 billion (2013). In particular, Dubai saw the property and construction sector contribute as much as 21% of its GDP growth in the first half of 2013.More than ever now, Dubai will become the nucleus of growth and development in the Middle East. </text:p>
      <text:p text:style-name="P1">&lt;br&gt;&lt;br&gt;</text:p>
      <text:p text:style-name="P1"/>
      <text:p text:style-name="P1">&lt;a href="http://www.teleportmyjob.com/_inte_pro/brtc1.asp?ea=$JobseekerID&amp;pc=$PromoCode&amp;lcode=300114_C1&amp;url=http://www.teleportmyjob.com/blog/index.php/the-middle-east-construction-sector-roundup-nov-2013/" target="_blank"&gt;Learn about the salaries <text:soft-page-break/>available&lt;/a&gt;...read more</text:p>
      <text:p text:style-name="P1">&lt;br&gt;&lt;br&gt;</text:p>
      <text:p text:style-name="P1"/>
      <text:p text:style-name="P1">&lt;a href="http://www.teleportmyjob.com/_inte_pro/brtc1.asp?ea=$JobseekerID&amp;pc=$PromoCode&amp;lcode=300114_C2&amp;url=http://www.teleportmyjob.com/al2.aspx?jid=$JobseekerID%26ea=$Email%26type=upload3" target="_blank"&gt;Send your CV to Construction Recruiters the UAE&lt;/a&gt;&lt;br&gt;</text:p>
      <text:p text:style-name="P1">&lt;a href="http://www.teleportmyjob.com/_inte_pro/brtc1.asp?ea=$JobseekerID&amp;pc=$PromoCode&amp;lcode=STARTNOW_BTN&amp;url=http://www.teleportmyjob.com/al2.aspx?jid=$JobseekerID%26ea=$Email%26type=upload3" target="_blank"&gt;&lt;img border="0" src="http://www.teleportmyjob.com/images/start-now-btn.gif" alt="Start Now" /&gt;&lt;/a&gt;</text:p>
      <text:p text:style-name="P1">&lt;br&gt;&lt;br&gt;</text:p>
      <text:p text:style-name="P1"/>
      <text:p text:style-name="P1">&lt;b&gt;Qatar &lt;/b&gt;&lt;br&gt;</text:p>
      <text:p text:style-name="P1">In 2010-12, the country's construction sectors grew at an average of 10%, and the growth is only picking up speed this year.More importantly, the country has just nine years to prepare its infrastructure to host the 2022 FIFA World Cup. One of the key projects involved, the Doha Metro has just awarded contracts worth $8 billion this June. Also on the anvil are mega projects such as Mshereib's Downtown Doha.</text:p>
      <text:p text:style-name="P1">&lt;br&gt;&lt;br&gt;</text:p>
      <text:p text:style-name="P1"/>
      <text:p text:style-name="P1">&lt;a href="http://www.teleportmyjob.com/_inte_pro/brtc1.asp?ea=$JobseekerID&amp;pc=$PromoCode&amp;lcode=300114_C3&amp;url=http://www.teleportmyjob.com/blog/index.php/the-middle-east-construction-sector-roundup-nov-2013/" target="_blank"&gt;Learn about the benefits on offer&lt;/a&gt;...read more</text:p>
      <text:p text:style-name="P1">&lt;br&gt;&lt;br&gt;</text:p>
      <text:p text:style-name="P1"/>
      <text:p text:style-name="P1">&lt;a href="http://www.teleportmyjob.com/_inte_pro/brtc1.asp?ea=$JobseekerID&amp;pc=$PromoCode&amp;lcode=300114_C4&amp;url=http://www.teleportmyjob.com/al2.aspx?jid=$JobseekerID%26ea=$Email%26type=upload3" target="_blank"&gt;Send your CV to Construction Recruiters Qatar&lt;/a&gt;&lt;br&gt;</text:p>
      <text:p text:style-name="P1">&lt;a href="http://www.teleportmyjob.com/_inte_pro/brtc1.asp?ea=$JobseekerID&amp;pc=$PromoCode&amp;lcode=STARTNOW_BTN&amp;url=http://www.teleportmyjob.com/al2.aspx?jid=$JobseekerID%26ea=$Email%26type=upload3" target="_blank"&gt;&lt;img border="0" src="http://www.teleportmyjob.com/images/start-now-btn.gif" alt="Start Now" /&gt;&lt;/a&gt;</text:p>
      <text:p text:style-name="P1">&lt;br&gt;&lt;br&gt;</text:p>
      <text:p text:style-name="P1"/>
      <text:p text:style-name="P1">&lt;b&gt;Saudi Arabia&lt;/b&gt;&lt;br&gt;</text:p>
      <text:p text:style-name="P1">Saudi Arabia is focusing on transport infrastructure, including a railway line to link the holy cities of Mecca, Medina and Jeddah. In a grand plan to </text:p>
      <text:p text:style-name="P1">ensure a more even distribution of population, the country is working on 'economic cities', even as the private sector remains engaged in ambitious projects - such as the Prince Alwaleed bin Talal's Kingdom Tower in Jeddah. Slated for completion in 2017, the kilometer-tall Tower will be the world's tallest tower ever.</text:p>
      <text:p text:style-name="P1">&lt;br&gt;&lt;br&gt;</text:p>
      <text:p text:style-name="P1"/>
      <text:p text:style-name="P1">&lt;a href="http://www.teleportmyjob.com/_inte_pro/brtc1.asp?ea=$JobseekerID&amp;pc=$PromoCode&amp;lcode=300114_C5&amp;url=http://www.teleportmyjob.com/blog/index.php/the-middle-east-construction-sector-roundup-nov-2013/" target="_blank"&gt;Learn about the skills required&lt;/a&gt;...read more</text:p>
      <text:p text:style-name="P1">&lt;br&gt;&lt;br&gt;</text:p>
      <text:p text:style-name="P1"/>
      <text:p text:style-name="P1">&lt;a href="http://www.teleportmyjob.com/_inte_pro/brtc1.asp?ea=$JobseekerID&amp;pc=$PromoCode&amp;lcode=300114_C6&amp;url=http://www.teleportmyjob.com/al2.aspx?jid=$JobseekerID%26ea=$Email%26type=upload3" target="_blank"&gt;Send your CV to Construction Recruiters Saudi&lt;/a&gt;&lt;br&gt;</text:p>
      <text:p text:style-name="P1">&lt;a href="http://www.teleportmyjob.com/_inte_pro/brtc1.asp?ea=$JobseekerID&amp;pc=$PromoCode&amp;lcode=STARTNOW_BTN&amp;url=http://www.teleportmyjob.com/al2.aspx?jid=$JobseekerID%26ea=$Email%26type=upload3" target="_blank"&gt;&lt;img border="0" src="http://www.teleportmyjob.com/images/start-now-btn.gif" alt="Start Now" /&gt;&lt;/a&gt;</text:p>
      <text:p text:style-name="P1">&lt;br&gt;&lt;br&gt;</text:p>
      <text:p text:style-name="P1"/>
      <text:p text:style-name="P1">&lt;/td&gt;</text:p>
      <text:p text:style-name="P1"><text:s text:c="2"/>&lt;/tr&gt;</text:p>
      <text:p text:style-name="P1"><text:s text:c="2"/>&lt;tr&gt; </text:p>
      <text:p text:style-name="P1"><text:soft-page-break/><text:s text:c="4"/>&lt;td style="PADDING-RIGHT: 15px; PADDING-LEFT: 15px"&gt;&lt;p&gt;</text:p>
      <text:p text:style-name="P1">Kind regards,</text:p>
      <text:p text:style-name="P1">&lt;br&gt;&lt;br&gt;</text:p>
      <text:p text:style-name="P1"/>
      <text:p text:style-name="P1">Susana Joseph&lt;br&gt;</text:p>
      <text:p text:style-name="P1">Senior Consultant&lt;br&gt;</text:p>
      <text:p text:style-name="P1">&lt;a href="http://www.teleportmyjob.com/_inte_pro/brtc1.asp?ea=$JobseekerID&amp;pc=$PromoCode&amp;lcode=TMJ_DOMAINNAME_SIGN&amp;url=http://www.teleportmyjob.com/al2.aspx?jid=$JobseekerID%26ea=$Email%26type=reg"&gt;TeleportMyJob.com&lt;/a&gt;</text:p>
      <text:p text:style-name="P1"/>
      <text:p text:style-name="P1">&lt;/p&gt;</text:p>
      <text:p text:style-name="P1"/>
      <text:p text:style-name="P1">&lt;/td&gt;</text:p>
      <text:p text:style-name="P1"><text:s text:c="2"/>&lt;/tr&gt;</text:p>
      <text:p text:style-name="P1"><text:s text:c="2"/>&lt;tr&gt; </text:p>
      <text:p text:style-name="P1"><text:s text:c="4"/>&lt;td height="7" align="right" bgcolor="#58c242"&gt;&lt;/td&gt;</text:p>
      <text:p text:style-name="P1"><text:s text:c="2"/>&lt;/tr&gt;</text:p>
      <text:p text:style-name="P1"><text:tab/> <text:s/>&lt;tr&gt; </text:p>
      <text:p text:style-name="P1"><text:s text:c="4"/>&lt;td align="right" bgcolor="#c7f5ab" style="FONT-SIZE: 11px; COLOR: #3d3d3d; LINE-HEIGHT: 16px; FONT-FAMILY: Verdana, Arial, Helvetica, sans-serif" </text:p>
      <text:p text:style-name="P1"><text:s text:c="3"/>&gt;If you would like to be removed from our mailing list, no problem, just click </text:p>
      <text:p text:style-name="P1"><text:s text:c="6"/>&lt;strong&gt;&lt;a </text:p>
      <text:p text:style-name="P1"><text:s text:c="6"/>href="http://www.teleportmyjob.com/_inte_pro/brtc1.asp?ea=$JobseekerID&amp;pc=$PromoCode&amp;lcode=UNSUB&amp;url=http://www.teleportmyjob.com/subscribe/unsub.asp?j=$JobseekerID%26e=$Email" </text:p>
      <text:p text:style-name="P1"><text:s text:c="5"/>&gt;&lt;strong&gt;Unsubscribe&lt;/strong&gt;&lt;/a&gt;.&lt;/strong&gt; &lt;BR&gt;</text:p>
      <text:p text:style-name="P1"><text:s text:c="6"/>Please accept our apologies for the unwanted email. &lt;BR&gt; &lt;BR&gt;</text:p>
      <text:p text:style-name="P1"><text:s text:c="6"/>2014 &lt;a href="http://www.teleportmyjob.com/_inte_pro/brtc1.asp?ea=$JobseekerID&amp;pc=$PromoCode&amp;lcode=TMJ_DOMAINNAME_FOOTER&amp;url=http://www.teleportmyjob.com/al2.aspx?jid=$JobseekerID%26ea=$Email%26type=reg" target="_blank" style="COLOR: #3d3d3d; TEXT-DECORATION: none" </text:p>
      <text:p text:style-name="P1"><text:s text:c="5"/>&gt;TeleportMyJob.com &lt;/a&gt;&amp;nbsp;&amp;nbsp;&lt;/td&gt;</text:p>
      <text:p text:style-name="P1"><text:s text:c="2"/>&lt;/tr&gt;</text:p>
      <text:p text:style-name="P1">&lt;/table&gt;</text:p>
      <text:p text:style-name="P1"/>
      <text:p text:style-name="P1"/>
      <text:p text:style-name="P1">&lt;img Src="http://www.teleportmyjob.com/_inte_pro/brtr.asp?ea=$JobseekerID&amp;pc=$PromoCode" width="1" height="1"&gt;</text:p>
      <text:p text:style-name="P1"/>
      <text:p text:style-name="P1">&lt;/body&gt;</text:p>
      <text:p text:style-name="P1">&lt;/html&gt;</text:p>
      <text:p text:style-name="P1"/>
      <text:p text:style-name="P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MS Sans Serif" svg:font-family="'MS Sans Serif'"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1S</meta:editing-duration>
    <meta:editing-cycles>3</meta:editing-cycles>
    <meta:generator>OpenOffice/4.0.1$Win32 OpenOffice.org_project/401m5$Build-9714</meta:generator>
    <dc:date>2014-04-07T10:06:48.71</dc:date>
    <meta:document-statistic meta:table-count="0" meta:image-count="0" meta:object-count="0" meta:page-count="3" meta:paragraph-count="87" meta:word-count="567" meta:character-count="7175"/>
    <meta:user-defined meta:name="Info 1"/>
    <meta:user-defined meta:name="Info 2"/>
    <meta:user-defined meta:name="Info 3"/>
    <meta:user-defined meta:name="Info 4"/>
  </office:meta>
</office:document-meta>
</file>